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rsid="001f77b6" officeooo:paragraph-rsid="001f77b6"/>
    </style:style>
    <style:style style:name="P2" style:family="paragraph" style:parent-style-name="Text_20_body">
      <style:text-properties officeooo:rsid="001f77b6" officeooo:paragraph-rsid="001f77b6"/>
    </style:style>
    <style:style style:name="P3" style:family="paragraph" style:parent-style-name="Text_20_body">
      <style:text-properties officeooo:rsid="001fd452" officeooo:paragraph-rsid="00250a58"/>
    </style:style>
    <style:style style:name="P4" style:family="paragraph" style:parent-style-name="Text_20_body">
      <style:text-properties officeooo:rsid="00299a32" officeooo:paragraph-rsid="00299a32"/>
    </style:style>
    <style:style style:name="P5" style:family="paragraph" style:parent-style-name="Text_20_body">
      <style:text-properties officeooo:rsid="00326f34" officeooo:paragraph-rsid="00326f34"/>
    </style:style>
    <style:style style:name="T1" style:family="text">
      <style:text-properties fo:font-weight="bold" style:font-weight-asian="bold" style:font-weight-complex="bold"/>
    </style:style>
    <style:style style:name="T2" style:family="text">
      <style:text-properties fo:font-weight="bold" officeooo:rsid="001fd452" style:font-weight-asian="bold" style:font-weight-complex="bold"/>
    </style:style>
    <style:style style:name="T3" style:family="text">
      <style:text-properties officeooo:rsid="001fd452"/>
    </style:style>
    <style:style style:name="T4" style:family="text">
      <style:text-properties fo:font-weight="normal" officeooo:rsid="00299a32" style:font-weight-asian="normal" style:font-weight-complex="normal"/>
    </style:style>
    <style:style style:name="T5" style:family="text">
      <style:text-properties officeooo:rsid="00299a32"/>
    </style:style>
    <style:style style:name="T6" style:family="text">
      <style:text-properties officeooo:rsid="002b990f"/>
    </style:style>
    <style:style style:name="T7" style:family="text">
      <style:text-properties officeooo:rsid="002bea68"/>
    </style:style>
    <style:style style:name="T8" style:family="text">
      <style:text-properties officeooo:rsid="002d6bc0"/>
    </style:style>
    <style:style style:name="T9" style:family="text">
      <style:text-properties officeooo:rsid="002da529"/>
    </style:style>
    <style:style style:name="T10" style:family="text">
      <style:text-properties officeooo:rsid="002ef35d"/>
    </style:style>
    <style:style style:name="T11" style:family="text">
      <style:text-properties officeooo:rsid="003015e0"/>
    </style:style>
    <style:style style:name="T12" style:family="text">
      <style:text-properties officeooo:rsid="00320df2"/>
    </style:style>
    <style:style style:name="T13" style:family="text">
      <style:text-properties officeooo:rsid="0033037e"/>
    </style:style>
    <style:style style:name="T14" style:family="text">
      <style:text-properties officeooo:rsid="00378d67"/>
    </style:style>
    <style:style style:name="T15" style:family="text">
      <style:text-properties officeooo:rsid="0037e798"/>
    </style:style>
    <style:style style:name="T16" style:family="text">
      <style:text-properties officeooo:rsid="003923d8"/>
    </style:style>
    <style:style style:name="T17" style:family="text">
      <style:text-properties officeooo:rsid="0039aadb"/>
    </style:style>
    <style:style style:name="T18" style:family="text">
      <style:text-properties officeooo:rsid="003a74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borationsdata</text:h>
      <text:p text:style-name="P2"><text:span text:style-name="T1">Namn:</text:span> Thomas Nordenmark<text:line-break/><text:span text:style-name="T1">LoginID:</text:span> thno1200<text:line-break/><text:span text:style-name="T1">Lab </text:span><text:span text:style-name="T2">nr</text:span><text:span text:style-name="T1">: </text:span><text:span text:style-name="T4">3</text:span><text:line-break/><text:span text:style-name="T1">Datum:</text:span> 2013-1<text:span text:style-name="T5">2</text:span>-<text:span text:style-name="T5">02</text:span><text:line-break/><text:span text:style-name="T1">Utvecklingsmiljö:</text:span> <text:span text:style-name="T3">Arch Linux x64, QT Creator IDE 2.8.1</text:span>, G<text:span text:style-name="T3">CC</text:span> 4.8.2<text:line-break/></text:p>
      <text:h text:style-name="Heading_20_1" text:outline-level="1">Filer</text:h>
      <text:p text:style-name="P3">lab<text:span text:style-name="T7">3</text:span>_upg1.cpp<text:line-break/>lab<text:span text:style-name="T7">3</text:span>_upg2.cpp</text:p>
      <text:p text:style-name="P1"/>
      <text:h text:style-name="Heading_20_1" text:outline-level="1">Slutsatser och kommentarer</text:h>
      <text:p text:style-name="P4">De två första programmen var inga större problem förutom att jag körde fast lite innan jag kom på att man kan dela upp strängen med namnen, vända på den och sortera på efternamn → förnamn den vägen.</text:p>
      <text:p text:style-name="P4">Det tredje programmet med rot13 och rot7 får jag inte att fungera efter 2 dagars läsande och programmerande. I uppgiftsbeskrivningen står det att man ska hantera teck<text:span text:style-name="T8">n</text:span>en 32-255 vilket inte är meningen med ett Caesarchiffer. Anledningen till att rot13 ska skifta tecknen just 13 bokstäver är för att det amerikanska alfabetet innehåller 26 tecken. Chiffret kan alltså krypteras upp genom att köra samma algoritm igen utan att ens vända på det <text:span text:style-name="T15">(vilket i sin tur blir hiskeligt fult då man inte får använda funktioner)</text:span>. När det gäller olika nycklar var femte tecken tänkte jag att man testar mot modulus <text:span text:style-name="T16">5 </text:span>och byter nyckel om det inte är någon rest <text:span text:style-name="T8">och det inte är första varvet i loopen</text:span>. <text:span text:style-name="T10">Men får inte detta att fungera åt andra hållet.</text:span></text:p>
      <text:p text:style-name="P4">Jag fick ett program att fungera med en enda sträng utan mellanslag och endast fram till gemenen u, sen spårade ASCII-tabellen u<text:span text:style-name="T14">r</text:span> <text:span text:style-name="T6">då jag inte får den att rotera från början</text:span>. <text:span text:style-name="T9">Vilket är mycket märkligt då u har ASCII-värde 117.</text:span> Försökte lösa det <text:span text:style-name="T9">genom att kolla det sammanlagda värdet på strängen samt nyckeln, ta modulus av strängen + nyckeln och addera 32</text:span> men i vanlig ordning håller man på att bli skogstokig på extended ASCII när man använder ett system med UTF-8. <text:span text:style-name="T6">D</text:span>et är ett olidligt strulande med teckentabeller, fonter och terminaler <text:span text:style-name="T6">och mest bara frustrerande så man tappar lusten helt</text:span>. <text:span text:style-name="T11">Helt omöjligt att försöka felsöka och räkna ASCII-värden för att utröna vad som går fel också. </text:span>Det känns <text:span text:style-name="T17">mest</text:span> som om alla dessa ASCII-uppgifter är till för folk som fortfarande kör Code Page 437 eller någon annan gammal DOS-<text:span text:style-name="T12">teckentabell</text:span> som ingen längre använder. Därför abdikerar jag på den här uppgiften och kastar ut den genom fönstret.</text:p>
      <text:p text:style-name="P5">Strunta i ASCII eller håll er till <text:span text:style-name="T18">USASCII</text:span> 32-127 <text:span text:style-name="T14">(som är samma i UTF)</text:span>, <text:span text:style-name="T13">för det här tramset är bara onödigt när UTF varit standard sen 1990-talet (och medför helt andra probl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sv" fo:country="SE" style:letter-kerning="true" style:font-name-asian="Arial2"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Arial" fo:font-size="12pt" fo:language="sv" fo:country="SE" style:letter-kerning="true" style:font-name-asian="Arial2"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Arial1" fo:font-family="Arial" style:font-family-generic="swiss" style:font-pitch="variable" fo:font-size="14pt" style:font-name-asian="Arial2" style:font-family-asian="Arial"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6.01pt"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Nordenmark</meta:initial-creator>
    <meta:creation-date>2013-11-05T16:25:21.528950812</meta:creation-date>
    <dc:date>2013-12-02T18:01:14.985149459</dc:date>
    <dc:creator>Thomas Nordenmark</dc:creator>
    <meta:editing-duration>PT59M</meta:editing-duration>
    <meta:editing-cycles>33</meta:editing-cycles>
    <meta:generator>LibreOffice/4.1.3.2$Linux_X86_64 LibreOffice_project/410m0$Build-2</meta:generator>
    <meta:document-statistic meta:table-count="0" meta:image-count="0" meta:object-count="0" meta:page-count="1" meta:paragraph-count="9" meta:word-count="379" meta:character-count="2250" meta:non-whitespace-character-count="1879"/>
  </office:meta>
</office:document-meta>
</file>